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6666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rigger (Arduino)</text:p>
          </table:table-cell>
          <table:table-cell table:style-name="ce2" office:value-type="string" calcext:value-type="string">
            <text:p>Trigger (Pi)</text:p>
          </table:table-cell>
          <table:table-cell table:style-name="ce2" office:value-type="string" calcext:value-type="string">
            <text:p>Feedback (Arduino)</text:p>
          </table:table-cell>
          <table:table-cell table:style-name="ce2" office:value-type="string" calcext:value-type="string">
            <text:p>Feedback (Pi)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ting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LOW/HIG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When feedback = high, go to On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LOW/HIGH 1/LOW</text:p>
          </table:table-cell>
          <table:table-cell/>
          <table:table-cell office:value-type="string" calcext:value-type="string">
            <text:p>HIGH/LOW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When feedback = low, go to Off</text:p>
          </table:table-cell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LOW/HIGH 5/LOW</text:p>
          </table:table-cell>
          <table:table-cell/>
          <table:table-cell office:value-type="string" calcext:value-type="string">
            <text:p>HIGH/LOW/HIGH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When feedback = low, set flag; When feedback = high, go to On</text:p>
          </table:table-cell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table:style-name="ce2" office:value-type="string" calcext:value-type="string">
            <text:p>Trigger</text:p>
          </table:table-cell>
          <table:table-cell table:style-name="ce2"/>
          <table:table-cell table:style-name="ce2" office:value-type="string" calcext:value-type="string">
            <text:p>Feedback</text:p>
          </table:table-cell>
          <table:table-cell table:style-name="ce2"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1 pulse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After pulses, go to button Shutdown</text:p>
          </table:table-cell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2 pulses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After pulses, go to button Reboot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rduino trigger state when first powered is INPUT, but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i trigger state when first powered is last state – remembers state between boots – default is high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09:31:26.730675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a </meta:initial-creator>
    <meta:creation-date>2019-01-03T17:09:26.003639744</meta:creation-date>
    <dc:date>2019-02-10T21:49:37.900625584</dc:date>
    <dc:creator>Dana </dc:creator>
    <meta:editing-duration>PT7H7M31S</meta:editing-duration>
    <meta:editing-cycles>6</meta:editing-cycles>
    <meta:generator>LibreOffice/4.4.3.2$Linux_X86_64 LibreOffice_project/40m0$Build-2</meta:generator>
    <meta:document-statistic meta:table-count="1" meta:cell-count="54" meta:object-count="0"/>
  </office:meta>
</office:document-meta>
</file>